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F000000AABADD2315.png"/>
  <manifest:file-entry manifest:media-type="image/png" manifest:full-path="Pictures/100002010000025800000258BAFD535C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5cm"/>
    </style:style>
    <style:style style:name="gr3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family="'Microsoft YaHei'" style:font-family-generic="swiss" style:font-pitch="variable"/>
    </style:style>
    <style:style style:name="P3" style:family="paragraph">
      <style:paragraph-properties fo:text-align="center"/>
      <style:text-properties fo:color="#003366" fo:font-family="'Microsoft YaHei Light'" style:font-family-generic="swiss" style:font-pitch="variable" fo:font-size="46pt" style:font-size-asian="46pt" style:font-size-complex="46pt"/>
    </style:style>
    <style:style style:name="T1" style:family="text">
      <style:text-properties fo:font-family="'Microsoft YaHei'" style:font-family-generic="swiss" style:font-pitch="variable"/>
    </style:style>
    <style:style style:name="T2" style:family="text">
      <style:text-properties fo:color="#003366" fo:font-family="'Microsoft YaHei Light'" style:font-family-generic="swiss" style:font-pitch="variable" fo:font-size="46pt" style:font-size-asian="46pt" style:font-size-complex="4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5.5cm" svg:x="1cm" svg:y="1cm">
          <draw:image xlink:href="Pictures/100002010000025800000258BAFD535C.png" xlink:type="simple" xlink:show="embed" xlink:actuate="onLoad">
            <text:p/>
          </draw:image>
        </draw:frame>
        <draw:frame draw:style-name="gr1" draw:text-style-name="P1" draw:layer="layout" svg:width="5.706cm" svg:height="3.804cm" svg:x="13.957cm" svg:y="1.548cm">
          <draw:image xlink:href="Pictures/10000000000000FF000000AABADD2315.png" xlink:type="simple" xlink:show="embed" xlink:actuate="onLoad">
            <text:p/>
          </draw:image>
        </draw:frame>
        <draw:frame draw:style-name="gr2" draw:text-style-name="P2" draw:layer="layout" svg:width="6.5cm" svg:height="4cm" svg:x="7cm" svg:y="1.5cm">
          <draw:text-box>
            <text:p text:style-name="P2"><text:span text:style-name="T1">RoboCup 2019</text:span></text:p>
            <text:p text:style-name="P2"><text:span text:style-name="T1">S.P.Q.R. Team</text:span></text:p>
            <text:p text:style-name="P2"><text:span text:style-name="T1">I.T.I.S. Galileo Galilei</text:span></text:p>
            <text:p text:style-name="P2"><text:span text:style-name="T1">Rome, Italy</text:span></text:p>
          </draw:text-box>
        </draw:frame>
        <draw:rect draw:style-name="gr3" draw:text-style-name="P3" draw:layer="layout" svg:width="19cm" svg:height="5cm" svg:x="1cm" svg:y="7cm">
          <text:p text:style-name="P3"><text:span text:style-name="T2">Team Portfoli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M7S</meta:editing-duration>
    <meta:editing-cycles>5</meta:editing-cycles>
    <meta:generator>OpenOffice/4.1.6$Win32 OpenOffice.org_project/416m1$Build-9790</meta:generator>
    <dc:date>2019-06-27T13:19:41</dc:date>
    <dc:creator>Siria Sannino</dc:creator>
    <meta:document-statistic meta:object-count="4"/>
  </office:meta>
</office:document-meta>
</file>